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277in" fo:padding-right="0in" style:shadow="none"/>
    </style:style>
    <style:style style:name="T3" style:parent-style-name="DefaultParagraphFont" style:family="text">
      <style:text-properties style:font-name="sans-serif"/>
    </style:style>
    <style:style style:name="T4" style:parent-style-name="DefaultParagraphFont" style:family="text">
      <style:text-properties style:font-name="sans-serif"/>
    </style:style>
    <style:style style:name="T5" style:parent-style-name="DefaultParagraphFont" style:family="text">
      <style:text-properties style:font-name="sans-serif"/>
    </style:style>
    <style:style style:name="T6" style:parent-style-name="DefaultParagraphFont" style:family="text">
      <style:text-properties style:font-name="sans-serif"/>
    </style:style>
    <style:style style:name="T7" style:parent-style-name="DefaultParagraphFont" style:family="text">
      <style:text-properties style:font-name="sans-serif"/>
    </style:style>
    <style:style style:name="T8" style:parent-style-name="DefaultParagraphFont" style:family="text">
      <style:text-properties style:font-name="sans-serif"/>
    </style:style>
    <style:style style:name="T9" style:parent-style-name="DefaultParagraphFont" style:family="text">
      <style:text-properties style:font-name="sans-serif"/>
    </style:style>
    <style:style style:name="T10" style:parent-style-name="DefaultParagraphFont" style:family="text">
      <style:text-properties style:font-name="sans-serif"/>
    </style:style>
    <style:style style:name="T11" style:parent-style-name="DefaultParagraphFont" style:family="text">
      <style:text-properties style:font-name="sans-serif"/>
    </style:style>
    <style:style style:name="T12" style:parent-style-name="DefaultParagraphFont" style:family="text">
      <style:text-properties style:font-name="sans-serif"/>
    </style:style>
    <style:style style:name="T13" style:parent-style-name="DefaultParagraphFont" style:family="text">
      <style:text-properties style:font-name="sans-serif"/>
    </style:style>
    <style:style style:name="T14" style:parent-style-name="DefaultParagraphFont" style:family="text">
      <style:text-properties style:font-name="sans-serif"/>
    </style:style>
    <style:style style:name="T15" style:parent-style-name="DefaultParagraphFont" style:family="text">
      <style:text-properties style:font-name="sans-serif"/>
    </style:style>
    <style:style style:name="T16" style:parent-style-name="DefaultParagraphFont" style:family="text">
      <style:text-properties style:font-name="sans-serif"/>
    </style:style>
    <style:style style:name="T17" style:parent-style-name="DefaultParagraphFont" style:family="text">
      <style:text-properties style:font-name="sans-serif"/>
    </style:style>
    <style:style style:name="T18" style:parent-style-name="DefaultParagraphFont" style:family="text">
      <style:text-properties style:font-name="sans-serif"/>
    </style:style>
    <style:style style:name="T19" style:parent-style-name="DefaultParagraphFont" style:family="text">
      <style:text-properties style:font-name="sans-serif"/>
    </style:style>
    <style:style style:name="T20" style:parent-style-name="DefaultParagraphFont" style:family="text">
      <style:text-properties style:font-name="sans-serif"/>
    </style:style>
    <style:style style:name="T21" style:parent-style-name="DefaultParagraphFont" style:family="text">
      <style:text-properties style:font-name="sans-serif"/>
    </style:style>
    <style:style style:name="T22" style:parent-style-name="DefaultParagraphFont" style:family="text">
      <style:text-properties style:font-name="sans-serif"/>
    </style:style>
    <style:style style:name="T23" style:parent-style-name="DefaultParagraphFont" style:family="text">
      <style:text-properties style:font-name="sans-serif"/>
    </style:style>
    <style:style style:name="T24" style:parent-style-name="DefaultParagraphFont" style:family="text">
      <style:text-properties style:font-name="sans-serif"/>
    </style:style>
    <style:style style:name="T25" style:parent-style-name="DefaultParagraphFont" style:family="text">
      <style:text-properties style:font-name="sans-serif"/>
    </style:style>
    <style:style style:name="T26" style:parent-style-name="DefaultParagraphFont" style:family="text">
      <style:text-properties style:font-name="sans-serif"/>
    </style:style>
    <style:style style:name="T27" style:parent-style-name="DefaultParagraphFont" style:family="text">
      <style:text-properties style:font-name="sans-serif"/>
    </style:style>
    <style:style style:name="T28" style:parent-style-name="DefaultParagraphFont" style:family="text">
      <style:text-properties style:font-name="sans-serif"/>
    </style:style>
    <style:style style:name="T29" style:parent-style-name="DefaultParagraphFont" style:family="text">
      <style:text-properties style:font-name="sans-serif"/>
    </style:style>
    <style:style style:name="T30" style:parent-style-name="DefaultParagraphFont" style:family="text">
      <style:text-properties style:font-name="sans-serif"/>
    </style:style>
    <style:style style:name="T31" style:parent-style-name="DefaultParagraphFont" style:family="text">
      <style:text-properties style:font-name="sans-serif"/>
    </style:style>
    <style:style style:name="T32" style:parent-style-name="DefaultParagraphFont" style:family="text">
      <style:text-properties style:font-name="sans-serif"/>
    </style:style>
    <style:style style:name="T33" style:parent-style-name="DefaultParagraphFont" style:family="text">
      <style:text-properties style:font-name="sans-serif"/>
    </style:style>
    <style:style style:name="T34" style:parent-style-name="DefaultParagraphFont" style:family="text">
      <style:text-properties style:font-name="sans-serif"/>
    </style:style>
    <style:style style:name="T35" style:parent-style-name="DefaultParagraphFont" style:family="text">
      <style:text-properties style:font-name="sans-serif"/>
    </style:style>
    <style:style style:name="T36" style:parent-style-name="DefaultParagraphFont" style:family="text">
      <style:text-properties style:font-name="sans-serif"/>
    </style:style>
    <style:style style:name="T37" style:parent-style-name="DefaultParagraphFont" style:family="text">
      <style:text-properties style:font-name="sans-serif"/>
    </style:style>
    <style:style style:name="T38" style:parent-style-name="DefaultParagraphFont" style:family="text">
      <style:text-properties style:font-name="sans-serif"/>
    </style:style>
    <style:style style:name="T39" style:parent-style-name="DefaultParagraphFont" style:family="text">
      <style:text-properties style:font-name="sans-serif"/>
    </style:style>
    <style:style style:name="T40" style:parent-style-name="DefaultParagraphFont" style:family="text">
      <style:text-properties style:font-name="sans-serif"/>
    </style:style>
    <style:style style:name="T41" style:parent-style-name="DefaultParagraphFont" style:family="text">
      <style:text-properties style:font-name="sans-serif"/>
    </style:style>
    <style:style style:name="T42" style:parent-style-name="DefaultParagraphFont" style:family="text">
      <style:text-properties style:font-name="sans-serif"/>
    </style:style>
    <style:style style:name="T43" style:parent-style-name="DefaultParagraphFont" style:family="text">
      <style:text-properties style:font-name="sans-serif"/>
    </style:style>
    <style:style style:name="T44" style:parent-style-name="DefaultParagraphFont" style:family="text">
      <style:text-properties style:font-name="sans-serif"/>
    </style:style>
    <style:style style:name="T45" style:parent-style-name="DefaultParagraphFont" style:family="text">
      <style:text-properties style:font-name="sans-serif"/>
    </style:style>
    <style:style style:name="T46" style:parent-style-name="DefaultParagraphFont" style:family="text">
      <style:text-properties style:font-name="sans-serif"/>
    </style:style>
    <style:style style:name="T47" style:parent-style-name="DefaultParagraphFont" style:family="text">
      <style:text-properties style:font-name="sans-serif"/>
    </style:style>
    <style:style style:name="T48" style:parent-style-name="DefaultParagraphFont" style:family="text">
      <style:text-properties style:font-name="sans-serif"/>
    </style:style>
    <style:style style:name="P49" style:parent-style-name="Standard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277in" fo:padding-right="0in" style:shadow="none"/>
    </style:style>
    <style:style style:name="T50" style:parent-style-name="DefaultParagraphFont" style:family="text">
      <style:text-properties style:font-name="sans-serif"/>
    </style:style>
    <style:style style:name="T51" style:parent-style-name="DefaultParagraphFont" style:family="text">
      <style:text-properties style:font-name="sans-serif"/>
    </style:style>
    <style:style style:name="T52" style:parent-style-name="DefaultParagraphFont" style:family="text">
      <style:text-properties style:font-name="sans-serif"/>
    </style:style>
    <style:style style:name="T53" style:parent-style-name="DefaultParagraphFont" style:family="text">
      <style:text-properties style:font-name="sans-serif"/>
    </style:style>
    <style:style style:name="T54" style:parent-style-name="DefaultParagraphFont" style:family="text">
      <style:text-properties style:font-name="sans-serif"/>
    </style:style>
    <style:style style:name="T55" style:parent-style-name="DefaultParagraphFont" style:family="text">
      <style:text-properties style:font-name="sans-serif"/>
    </style:style>
    <style:style style:name="T56" style:parent-style-name="DefaultParagraphFont" style:family="text">
      <style:text-properties style:font-name="sans-serif"/>
    </style:style>
    <style:style style:name="T57" style:parent-style-name="DefaultParagraphFont" style:family="text">
      <style:text-properties style:font-name="sans-serif"/>
    </style:style>
    <style:style style:name="T58" style:parent-style-name="DefaultParagraphFont" style:family="text">
      <style:text-properties style:font-name="sans-serif"/>
    </style:style>
    <style:style style:name="T59" style:parent-style-name="DefaultParagraphFont" style:family="text">
      <style:text-properties style:font-name="sans-serif"/>
    </style:style>
    <style:style style:name="T60" style:parent-style-name="DefaultParagraphFont" style:family="text">
      <style:text-properties style:font-name="sans-serif"/>
    </style:style>
    <style:style style:name="T61" style:parent-style-name="DefaultParagraphFont" style:family="text">
      <style:text-properties style:font-name="sans-serif"/>
    </style:style>
    <style:style style:name="P62" style:parent-style-name="Standard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277in" fo:padding-right="0in" style:shadow="none"/>
    </style:style>
    <style:style style:name="T63" style:parent-style-name="DefaultParagraphFont" style:family="text">
      <style:text-properties style:font-name="sans-serif"/>
    </style:style>
    <style:style style:name="T64" style:parent-style-name="DefaultParagraphFont" style:family="text">
      <style:text-properties style:font-name="sans-serif"/>
    </style:style>
    <style:style style:name="T65" style:parent-style-name="DefaultParagraphFont" style:family="text">
      <style:text-properties style:font-name="sans-serif"/>
    </style:style>
    <style:style style:name="T66" style:parent-style-name="DefaultParagraphFont" style:family="text">
      <style:text-properties style:font-name="sans-serif"/>
    </style:style>
    <style:style style:name="T67" style:parent-style-name="DefaultParagraphFont" style:family="text">
      <style:text-properties style:font-name="sans-serif"/>
    </style:style>
    <style:style style:name="T68" style:parent-style-name="DefaultParagraphFont" style:family="text">
      <style:text-properties style:font-name="sans-serif"/>
    </style:style>
    <style:style style:name="T69" style:parent-style-name="DefaultParagraphFont" style:family="text">
      <style:text-properties style:font-name="sans-serif"/>
    </style:style>
    <style:style style:name="T70" style:parent-style-name="DefaultParagraphFont" style:family="text">
      <style:text-properties style:font-name="sans-serif"/>
    </style:style>
    <style:style style:name="T71" style:parent-style-name="DefaultParagraphFont" style:family="text">
      <style:text-properties style:font-name="sans-serif"/>
    </style:style>
    <style:style style:name="T72" style:parent-style-name="DefaultParagraphFont" style:family="text">
      <style:text-properties style:font-name="sans-serif"/>
    </style:style>
    <style:style style:name="T73" style:parent-style-name="DefaultParagraphFont" style:family="text">
      <style:text-properties style:font-name="sans-serif"/>
    </style:style>
    <style:style style:name="T74" style:parent-style-name="DefaultParagraphFont" style:family="text">
      <style:text-properties style:font-name="sans-serif"/>
    </style:style>
    <style:style style:name="T75" style:parent-style-name="DefaultParagraphFont" style:family="text">
      <style:text-properties style:font-name="sans-serif"/>
    </style:style>
    <style:style style:name="T76" style:parent-style-name="DefaultParagraphFont" style:family="text">
      <style:text-properties style:font-name="sans-serif"/>
    </style:style>
    <style:style style:name="T77" style:parent-style-name="DefaultParagraphFont" style:family="text">
      <style:text-properties style:font-name="sans-serif"/>
    </style:style>
    <style:style style:name="T78" style:parent-style-name="DefaultParagraphFont" style:family="text">
      <style:text-properties style:font-name="sans-serif"/>
    </style:style>
    <style:style style:name="T79" style:parent-style-name="DefaultParagraphFont" style:family="text">
      <style:text-properties style:font-name="sans-serif"/>
    </style:style>
    <style:style style:name="T80" style:parent-style-name="DefaultParagraphFont" style:family="text">
      <style:text-properties style:font-name="sans-serif"/>
    </style:style>
    <style:style style:name="T81" style:parent-style-name="DefaultParagraphFont" style:family="text">
      <style:text-properties style:font-name="sans-serif"/>
    </style:style>
    <style:style style:name="T82" style:parent-style-name="DefaultParagraphFont" style:family="text">
      <style:text-properties style:font-name="sans-serif"/>
    </style:style>
    <style:style style:name="T83" style:parent-style-name="DefaultParagraphFont" style:family="text">
      <style:text-properties style:font-name="sans-serif"/>
    </style:style>
    <style:style style:name="T84" style:parent-style-name="DefaultParagraphFont" style:family="text">
      <style:text-properties style:font-name="sans-serif"/>
    </style:style>
    <style:style style:name="T85" style:parent-style-name="DefaultParagraphFont" style:family="text">
      <style:text-properties style:font-name="sans-serif"/>
    </style:style>
    <style:style style:name="T86" style:parent-style-name="DefaultParagraphFont" style:family="text">
      <style:text-properties style:font-name="sans-serif"/>
    </style:style>
    <style:style style:name="T87" style:parent-style-name="DefaultParagraphFont" style:family="text">
      <style:text-properties style:font-name="sans-serif"/>
    </style:style>
    <style:style style:name="T88" style:parent-style-name="DefaultParagraphFont" style:family="text">
      <style:text-properties style:font-name="sans-serif"/>
    </style:style>
    <style:style style:name="T89" style:parent-style-name="DefaultParagraphFont" style:family="text">
      <style:text-properties style:font-name="sans-serif"/>
    </style:style>
    <style:style style:name="P90" style:parent-style-name="Standard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277in" fo:padding-right="0in" style:shadow="none"/>
    </style:style>
    <style:style style:name="T91" style:parent-style-name="DefaultParagraphFont" style:family="text">
      <style:text-properties style:font-name="sans-serif"/>
    </style:style>
    <style:style style:name="T92" style:parent-style-name="DefaultParagraphFont" style:family="text">
      <style:text-properties style:font-name="sans-serif"/>
    </style:style>
  </office:automatic-styles>
  <office:body>
    <office:text text:use-soft-page-breaks="true">
      <text:p text:style-name="P1"/>
      <text:p text:style-name="P2"><text:bookmark-start text:name="page97R_mcid22"/><text:bookmark-end text:name="page97R_mcid22"/><text:span text:style-name="T3">Program 10</text:span><text:bookmark-start text:name="page97R_mcid23"/><text:bookmark-start text:name="page97R_mcid24"/><text:bookmark-end text:name="page97R_mcid23"/><text:bookmark-end text:name="page97R_mcid24"/><text:span text:style-name="T4"><text:line-break/></text:span><text:span text:style-name="T5">Analyzing and Changing Git History</text:span></text:p>
      <text:p text:style-name="Standard"/>
      <text:p text:style-name="Standard"><text:bookmark-start text:name="page97R_mcid25"/><text:bookmark-end text:name="page97R_mcid25"/><text:span text:style-name="T6">Write</text:span><text:s/><text:span text:style-name="T7">the</text:span><text:s/><text:span text:style-name="T8">command</text:span><text:s/><text:span text:style-name="T9">to</text:span><text:s/><text:span text:style-name="T10">list</text:span><text:s/><text:span text:style-name="T11">all</text:span><text:s/><text:span text:style-name="T12">commits</text:span><text:s/><text:span text:style-name="T13">made</text:span><text:s/><text:span text:style-name="T14">by</text:span><text:s/><text:span text:style-name="T15">the</text:span><text:s/><text:span text:style-name="T16">author</text:span><text:s/><text:span text:style-name="T17">"John</text:span><text:s/><text:span text:style-name="T18">Doe"</text:span><text:s/><text:span text:style-name="T19">between</text:span><text:line-break/><text:span text:style-name="T20">"2023-01-01"</text:span><text:s/><text:span text:style-name="T21">and</text:span><text:s/><text:span text:style-name="T22">"2023-12-31."</text:span><text:bookmark-start text:name="page97R_mcid26"/><text:bookmark-start text:name="page97R_mcid27"/><text:bookmark-end text:name="page97R_mcid26"/><text:bookmark-end text:name="page97R_mcid27"/><text:line-break/><text:s/><text:span text:style-name="T23">git</text:span><text:s/><text:span text:style-name="T24">log</text:span><text:s/><text:span text:style-name="T25">--author=&lt;Name&gt;--since=&lt;Date&gt;/--after=&lt;Date&gt;</text:span></text:p>
      <text:p text:style-name="Standard"/>
      <text:p text:style-name="Standard">git log</text:p>
      <text:p text:style-name="Standard">====</text:p>
      <text:p text:style-name="Standard"/>
      <text:p text:style-name="Standard">Example :use this below syntax for the above command</text:p>
      <text:p text:style-name="Standard">git log --author="John Doe" --since="2023-01-01" –until="2023-12-31"</text:p>
      <text:p text:style-name="Standard"/>
      <text:p text:style-name="Standard"/>
      <text:p text:style-name="Standard"><text:bookmark-start text:name="page98R_mcid6"/><text:bookmark-end text:name="page98R_mcid6"/><text:span text:style-name="T26">Program</text:span><text:s/><text:span text:style-name="T27">11</text:span><text:bookmark-start text:name="page98R_mcid7"/><text:bookmark-start text:name="page98R_mcid8"/><text:bookmark-end text:name="page98R_mcid7"/><text:bookmark-end text:name="page98R_mcid8"/><text:line-break/><text:span text:style-name="T28">Analyzing</text:span><text:s/><text:span text:style-name="T29">and</text:span><text:s/><text:span text:style-name="T30">Changing</text:span><text:s/><text:span text:style-name="T31">Git</text:span><text:s/><text:span text:style-name="T32">History</text:span><text:bookmark-start text:name="page98R_mcid9"/><text:bookmark-end text:name="page98R_mcid9"/><text:line-break/><text:span text:style-name="T33">Write</text:span><text:s/><text:span text:style-name="T34">the</text:span><text:s/><text:span text:style-name="T35">command</text:span><text:s/><text:span text:style-name="T36">to</text:span><text:s/><text:span text:style-name="T37">display</text:span><text:s/><text:span text:style-name="T38">the</text:span><text:s/><text:span text:style-name="T39">last</text:span><text:s/><text:span text:style-name="T40">five</text:span><text:s/><text:span text:style-name="T41">commits</text:span><text:s/><text:span text:style-name="T42">in</text:span><text:s/><text:span text:style-name="T43">the</text:span><text:s/><text:span text:style-name="T44">repository's</text:span><text:s/><text:span text:style-name="T45">history</text:span></text:p>
      <text:p text:style-name="Standard"/>
      <text:p text:style-name="Standard"><text:bookmark-start text:name="page98R_mcid11"/><text:bookmark-end text:name="page98R_mcid11"/><text:span text:style-name="T46">Example : git</text:span><text:s/><text:span text:style-name="T47">log</text:span><text:s/><text:span text:style-name="T48">-5</text:span></text:p>
      <text:p text:style-name="Standard"/>
      <text:p text:style-name="P49"><text:span text:style-name="T50">For exmple to give last 2 commits use git log 2</text:span></text:p>
      <text:p text:style-name="Standard"><text:span text:style-name="T51">output is</text:span></text:p>
      <text:p text:style-name="Standard"><text:span text:style-name="T52">=============</text:span></text:p>
      <text:p text:style-name="Standard"><text:span text:style-name="T53">commit 5acbf338128b5b8b3ff2a196d93c837c8b3c71b3 (HEAD -&gt; main, origin/main, origin/HEAD)</text:span></text:p>
      <text:p text:style-name="Standard"><text:span text:style-name="T54">Author: AI and<text:s/></text:span><text:span text:style-name="T55">ML student &lt;atmestudent.edu.in&gt;</text:span></text:p>
      <text:p text:style-name="Standard"><text:span text:style-name="T56">Date: <text:s text:c="2"/>Tue Dec 3 12:48:27 2024 +0530</text:span></text:p>
      <text:p text:style-name="Standard"/>
      <text:p text:style-name="Standard"><text:span text:style-name="T57"><text:s text:c="4"/>Initial commit</text:span></text:p>
      <text:p text:style-name="Standard"/>
      <text:p text:style-name="Standard"><text:span text:style-name="T58">commit 7efae202aa270c7ed54870c52bcffcd80e07a468</text:span></text:p>
      <text:p text:style-name="Standard"><text:span text:style-name="T59">Author: AI and ML student &lt;atmestudent.edu.in&gt;</text:span></text:p>
      <text:p text:style-name="Standard"><text:span text:style-name="T60">Date: <text:s text:c="2"/>Wed Nov 27 12:42:40 2024 +0530</text:span></text:p>
      <text:p text:style-name="Standard"/>
      <text:p text:style-name="Standard"><text:span text:style-name="T61"><text:s text:c="4"/>empty</text:span></text:p>
      <text:p text:style-name="Standard"/>
      <text:p text:style-name="Standard"/>
      <text:p text:style-name="P62"><text:bookmark-start text:name="page98R_mcid15"/><text:bookmark-end text:name="page98R_mcid15"/><text:span text:style-name="T63">Program</text:span><text:s/><text:span text:style-name="T64">12</text:span><text:bookmark-start text:name="page98R_mcid16"/><text:bookmark-end text:name="page98R_mcid16"/><text:line-break/><text:span text:style-name="T65">Analyzing</text:span><text:s/><text:span text:style-name="T66">and</text:span><text:s/><text:span text:style-name="T67">Changing</text:span><text:s/><text:span text:style-name="T68">Git</text:span><text:s/><text:span text:style-name="T69">History</text:span></text:p>
      <text:p text:style-name="Standard"><text:line-break/><text:span text:style-name="T70">Write</text:span><text:s/><text:span text:style-name="T71">the</text:span><text:s/><text:span text:style-name="T72">command</text:span><text:s/><text:span text:style-name="T73">to</text:span><text:s/><text:span text:style-name="T74">undo</text:span><text:s/><text:span text:style-name="T75">the</text:span><text:s/><text:span text:style-name="T76">changes</text:span><text:s/><text:span text:style-name="T77">introduced</text:span><text:s/><text:span text:style-name="T78">by</text:span><text:s/><text:span text:style-name="T79">the</text:span><text:s/><text:span text:style-name="T80">commit</text:span><text:s/><text:span text:style-name="T81">with</text:span><text:s/><text:span text:style-name="T82">the</text:span><text:s/><text:span text:style-name="T83">ID</text:span><text:line-break/><text:span text:style-name="T84">"abc123".</text:span></text:p>
      <text:p text:style-name="Standard"><text:bookmark-start text:name="page98R_mcid18"/><text:bookmark-start text:name="page98R_mcid19"/><text:bookmark-end text:name="page98R_mcid18"/><text:bookmark-end text:name="page98R_mcid19"/><text:span text:style-name="T85">Syntax uis</text:span><text:line-break/><text:s/><text:span text:style-name="T86">git</text:span><text:s/><text:span text:style-name="T87">revert</text:span><text:s/><text:span text:style-name="T88">commit-id</text:span></text:p>
      <text:p text:style-name="Standard"><text:s text:c="4"/>for the above case use git tevert<text:s/><text:span text:style-name="T89">abc123</text:span></text:p>
      <text:p text:style-name="Standard"><text:tab/></text:p>
      <text:p text:style-name="Standard"/>
      <text:p text:style-name="P90">For Practical Example usage see below</text:p>
      <text:p text:style-name="Standard">git revert <text:s text:c="2"/><text:span text:style-name="T91">5acbf338128b5b8b3ff2a196d93c837c8b3c71b3</text:span></text:p>
      <text:p text:style-name="Standard"><text:span text:style-name="T92">git push origin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ell</meta:initial-creator>
    <dc:creator>Vanitha G Naik</dc:creator>
    <meta:creation-date>2024-12-04T05:17:00Z</meta:creation-date>
    <dc:date>2024-12-04T05:17:00Z</dc:date>
    <meta:template xlink:href="Normal" xlink:type="simple"/>
    <meta:editing-cycles>2</meta:editing-cycles>
    <meta:editing-duration>PT120S</meta:editing-duration>
    <meta:document-statistic meta:page-count="1" meta:paragraph-count="2" meta:word-count="184" meta:character-count="1237" meta:row-count="8" meta:non-whitespace-character-count="1055"/>
  </office:meta>
</office:document-meta>
</file>